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nsing</text:h>
      <text:p text:style-name="Text_20_body">Initially, we modified the provided robot to have multiple distance sensors oriented radially outward at the front and sides. We also experimented with the number of rays and aperture size of the sensors, and tried an alternate orientation with the sensors pointing 45 degrees upward to detect the seat rather than the legs of chairs.</text:p>
      <text:h text:style-name="Heading_20_2" text:outline-level="2">Outward sensors</text:h>
      <text:p text:style-name="Text_20_body">TODO – Webots screenshot of outward sensors</text:p>
      <text:h text:style-name="Heading_20_2" text:outline-level="2">Upward sensors</text:h>
      <text:p text:style-name="Text_20_body"><text:span text:style-name="T1">TODO – Webots screenshot of upward sensors</text:span></text:p>
      <text:h text:style-name="Heading_20_1" text:outline-level="1">Odometry</text:h>
      <text:p text:style-name="Text_20_body"><text:span text:style-name="T1">To estimate the position of the robot in the room, we use the wheel odometry readings to estimate the forward displacement and the rotation of the robot. By starting with a known pose and summing the incremental displacements and rotations, we obtain the estimated pose. </text:span></text:p>
      <text:p text:style-name="Text_20_body"/>
      <text:p text:style-name="Text_20_body">TODO – code sample of UpdatePose</text:p>
      <text:p text:style-name="Text_20_body"/>
      <text:p text:style-name="Text_20_body">Unfortunately, there is some noise in the odometry, and small errors in estimated position are compounded over time. This is most evident when the estimated orientation is wrong; after the robot has moved forward several meters, the error in the estimated position will then be very significant.</text:p>
      <text:h text:style-name="Heading_20_1" text:outline-level="1">Control</text:h>
      <text:p text:style-name="Text_20_body">For control and obstacle avoidance, we tried several strategies: the bug algorithm, force fields, PID control, and finally ad hoc approaches. For the first two, we alternated turning and forward motion of the robot. Afterwards we introduced a continuously variable control parameter which ranged from turning to forward motion, allowing us to attempt PID control.</text:p>
      <text:h text:style-name="Heading_20_2" text:outline-level="2">Bug Algorithm</text:h>
      <text:p text:style-name="Text_20_body">The Bug Algorithm for obstacle avoidance is a strategy which involves heading directly for the goal position until it is reached or an obstacle is detected. If an obstacle is detected, it is circumnavigated until there is a clear path to the goal, at which point the goal-seeking behaviour resumes.</text:p>
      <text:p text:style-name="Text_20_body">Our initial implementation detected obstacles using bump sensors, and in response would reverse a short distance to allow it room to maneuver; <text:s/>then make a 45 degree turn to the left, head forward a short distance, and finally resume heading towards the goal. In this way, it discovers the extent of the obstacle by successive bumping, and eventually circumnavigates it.</text:p>
      <text:p text:style-name="Text_20_body">There were several issues with this approach. The first is that having successfully circumnavigated an obstacle, heading straight for the next goal position leaves part of the floor uncleaned.</text:p>
      <text:p text:style-name="Text_20_body">TODO – webots screenshot of this</text:p>
      <text:p text:style-name="Text_20_body">The second is that the robot finds it hard to escape from beneath chairs, whose legs are just wide <text:soft-page-break/>enough to let it through. The third issue is that after circumnavigating an obstacle, the odometry will <text:s/>have accumulated a lot of error, especially in the orientation estimate.</text:p>
      <text:p text:style-name="Text_20_body">This basic approach was the basis of all our later ones, which attempted to ameliorate the issues above.</text:p>
      <text:h text:style-name="Heading_20_2" text:outline-level="2">Force Fields</text:h>
      <text:p text:style-name="Text_20_body">Suspecting that the physical bumping and the irregular trajectory of the robot were adversely affecting our odometry, we used outward-facing distance sensors instead of bump sensors to detect obstacles, and a combination of force fields for control. Two virtual forces were applied: one directing the robot towards the goal, and one of varying magnitude directing the robot away from detected obstacles.</text:p>
      <text:p text:style-name="Text_20_body">Having calculated the resulting force, we would first turn the robot towards the force if it was facing more than a certain angle from the force, and then move it forward in the direction of the force. This resulted in very jerky movement. The robot would alternate moves towards the goal and away from the obstacle, as after detecting an obstacle and moving away it would no longer see the obstacle, and start moving towards the goal. The robot successfully avoided bumping into obstacles, but its movement was not smooth and the odometry was not improved – in fact, the increased number of steps in circumnavigating an obstacle made it worse.</text:p>
      <text:h text:style-name="Heading_20_2" text:outline-level="2">PID Control</text:h>
      <text:p text:style-name="Text_20_body">In order to be able to smoothly control the robot instead of the stop-start approach alternating turning and forward motion we used previously, we introduced a continuously variable control parameter which produced an on-the-spot turn at extreme values of -1 and +1 and forward motion at a value of 0. </text:p>
      <text:p text:style-name="Text_20_body">TODO – code sample of control parameter</text:p>
      <text:p text:style-name="Text_20_body">This allowed us to use PID control to smoothly vary the motion of the robot. In our first iteration, the measured parameter was the distance to the wall on the right of the robot, with a target value of 10cm. By picking appropriate P and D constants, the robot was able to maintain its distance from the wall. The movement was now smooth and continuous.</text:p>
      <text:p text:style-name="Text_20_body">TODO – code sample for PID controller</text:p>
      <text:p text:style-name="Text_20_body">Having proved the concept, we moved to an implementation which used two controllers: one for goal seeking, with the estimated and target headings as input; and one for obstacle avoidance, where we applied a nonlinear function to the distance from the obstacle and had the controller try driving it to 0. The two outputs of the controllers were combined based on the output of the distance controller, so that a high output from the distance controller would override the output of the goal controller, but in the absence of obstacles only the goal controller would be taken into account.</text:p>
      <text:p text:style-name="Text_20_body">TODO – code sample of combination.</text:p>
      <text:p text:style-name="Text_20_body">In order to make use of multiple distance sensors, the minimum distance out of any of the sensor readings was the one used for avoidance. It was at this point that we experimented with adding more sensors, giving them multiple rays and wider apertures, and tilting them upwards so that they would detect the seats of chairs instead of the legs.</text:p>
      <text:p text:style-name="Text_20_body">These attempts were only partially successful. Despite the PID control, the change in distance reading when the robot turned and suddenly started or stopped seeing an obstacle was too abrupt for the controller, and the resulting motion was very jerky.</text:p>
      <text:p text:style-name="Text_20_body">Experimenting with different D constants, we found that their use caused significant lag in seeking the correct orientation without substantially improving the jerky motion during obstacle avoidance, <text:soft-page-break/>and so we finally settled on using simple proportional control.</text:p>
      <text:h text:style-name="Heading_20_2" text:outline-level="2">Ad Hoc Approach</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9T21:15:06.58</meta:creation-date>
    <dc:date>2011-11-30T13:38:59</dc:date>
    <meta:editing-duration>PT3H10M28S</meta:editing-duration>
    <meta:editing-cycles>17</meta:editing-cycles>
    <meta:generator>LibreOffice/3.3$Unix LibreOffice_project/330m19$Build-401</meta:generator>
    <dc:creator>Chris Swetenham</dc:creator>
    <meta:document-statistic meta:table-count="0" meta:image-count="0" meta:object-count="0" meta:page-count="3" meta:paragraph-count="33" meta:word-count="992" meta:character-count="6011"/>
  </office:meta>
</office:document-meta>
</file>